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3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479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c0c0c0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2">
      <style:text-properties style:font-name="Arial" style:font-name-asian="Arial1" style:font-name-complex="Tahoma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xU Rack calculator based on Housing Profile 1+2 from Front Des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igo in default position: Center of plat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m</text:p>
          </table:table-cell>
          <table:table-cell table:number-columns-repeated="3"/>
          <table:table-cell office:value-type="string">
            <text:p>mm</text:p>
          </table:table-cell>
        </table:table-row>
        <table:table-row table:style-name="ro2">
          <table:table-cell office:value-type="string">
            <text:p>Width of front plate (visible part):</text:p>
          </table:table-cell>
          <table:table-cell table:style-name="ce7" office:value-type="float" office:value="437.5">
            <text:p>437,50</text:p>
          </table:table-cell>
          <table:table-cell office:value-type="string">
            <text:p>(Max 437,50mm = 19”)</text:p>
          </table:table-cell>
          <table:table-cell/>
          <table:table-cell office:value-type="string">
            <text:p>Front plate thickness:</text:p>
          </table:table-cell>
          <table:table-cell table:style-name="ce10" office:value-type="float" office:value="4">
            <text:p>4</text:p>
          </table:table-cell>
        </table:table-row>
        <table:table-row table:style-name="ro2">
          <table:table-cell office:value-type="string">
            <text:p>Height, U</text:p>
          </table:table-cell>
          <table:table-cell table:style-name="ce7" office:value-type="float" office:value="3">
            <text:p>3,00</text:p>
          </table:table-cell>
          <table:table-cell table:number-columns-repeated="2"/>
          <table:table-cell office:value-type="string">
            <text:p>Top/Bottom sides</text:p>
          </table:table-cell>
          <table:table-cell table:style-name="ce11" office:value-type="float" office:value="2.5">
            <text:p>2,5</text:p>
          </table:table-cell>
        </table:table-row>
        <table:table-row table:style-name="ro2">
          <table:table-cell office:value-type="string">
            <text:p>Height of front plate,fixed:</text:p>
          </table:table-cell>
          <table:table-cell table:style-name="ce8" table:formula="of:=([.B6]-1)*(88.05-43.6)+43.6" office:value-type="float" office:value="132.5">
            <text:p>132,50</text:p>
          </table:table-cell>
          <table:table-cell table:number-columns-repeated="2"/>
          <table:table-cell office:value-type="string">
            <text:p>Back</text:p>
          </table:table-cell>
          <table:table-cell table:style-name="ce10" office:value-type="float" office:value="2.5">
            <text:p>2,5</text:p>
          </table:table-cell>
        </table:table-row>
        <table:table-row table:style-name="ro2">
          <table:table-cell office:value-type="string">
            <text:p>Inside depth</text:p>
          </table:table-cell>
          <table:table-cell table:style-name="ce7" office:value-type="float" office:value="250">
            <text:p>250,00</text:p>
          </table:table-cell>
          <table:table-cell table:number-columns-repeated="4"/>
        </table:table-row>
        <table:table-row table:style-name="ro2">
          <table:table-cell/>
          <table:table-cell table:style-name="ce8"/>
          <table:table-cell table:number-columns-repeated="4"/>
        </table:table-row>
        <table:table-row table:style-name="ro2">
          <table:table-cell office:value-type="string">
            <text:p>Internal space for components, X</text:p>
          </table:table-cell>
          <table:table-cell table:formula="of:=[.B5]-2*7" office:value-type="float" office:value="423.5">
            <text:p>423,5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Front + Back Plate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style-name="Default" table:formula="of:=[.B7]" office:value-type="float" office:value="132.5">
            <text:p>132,5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5]" office:value-type="float" office:value="437.5">
            <text:p>437,50</text:p>
          </table:table-cell>
          <table:table-cell office:value-type="string">
            <text:p>(If 19” Rack ears: 483mm)</text:p>
          </table:table-cell>
          <table:table-cell table:number-columns-repeated="3"/>
        </table:table-row>
        <table:table-row table:style-name="ro2">
          <table:table-cell office:value-type="string">
            <text:p>Screw holes, X (+/-) (4 screws)</text:p>
          </table:table-cell>
          <table:table-cell table:formula="of:=[.B14]/2-5.2" office:value-type="float" office:value="213.55">
            <text:p>213,55</text:p>
          </table:table-cell>
          <table:table-cell table:number-columns-repeated="4"/>
        </table:table-row>
        <table:table-row table:style-name="ro2">
          <table:table-cell office:value-type="string">
            <text:p>Screw holes, Y (+/-) (4 screws)</text:p>
          </table:table-cell>
          <table:table-cell table:formula="of:=[.B13]/2-5.2" office:value-type="float" office:value="61.05">
            <text:p>61,05</text:p>
          </table:table-cell>
          <table:table-cell table:number-columns-repeated="4"/>
        </table:table-row>
        <table:table-row table:style-name="ro2">
          <table:table-cell office:value-type="string">
            <text:p>Cavity for top/bottom plates (reverse side), x (both top and bottom) [FRONT]</text:p>
          </table:table-cell>
          <table:table-cell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, top+bottom, y [FRONT]</text:p>
          </table:table-cell>
          <table:table-cell table:style-name="ce8" table:formula="of:=[.B13]/2-[.B48]-[.B19]/2" office:value-type="float" office:value="64.45">
            <text:p>64,45</text:p>
          </table:table-cell>
          <table:table-cell table:number-columns-repeated="4"/>
        </table:table-row>
        <table:table-row table:style-name="ro2">
          <table:table-cell office:value-type="string">
            <text:p>Cavity, height [FRONT]</text:p>
          </table:table-cell>
          <table:table-cell office:value-type="float" office:value="1.6">
            <text:p>1,60</text:p>
          </table:table-cell>
          <table:table-cell table:number-columns-repeated="4"/>
        </table:table-row>
        <table:table-row table:style-name="ro2">
          <table:table-cell office:value-type="string">
            <text:p>Cavity, width [FRONT]</text:p>
          </table:table-cell>
          <table:table-cell table:formula="of:=[.B14]-2*10+2*1.5" office:value-type="float" office:value="420.5">
            <text:p>420,50</text:p>
          </table:table-cell>
          <table:table-cell table:number-columns-repeated="4"/>
        </table:table-row>
        <table:table-row table:style-name="ro2">
          <table:table-cell office:value-type="string">
            <text:p>Cavity depth [FRONT]</text:p>
          </table:table-cell>
          <table:table-cell office:value-type="float" office:value="1.6">
            <text:p>1,6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Screw holes, Y <text:s/>[BACK]</text:p>
          </table:table-cell>
          <table:table-cell table:formula="of:=[.B13]/2-[.F6]-6.5-0.1" office:value-type="float" office:value="57.15">
            <text:p>57,15</text:p>
          </table:table-cell>
          <table:table-cell table:number-columns-repeated="4"/>
        </table:table-row>
        <table:table-row table:style-name="ro2">
          <table:table-cell office:value-type="string">
            <text:p>Rounded corners of frame?</text:p>
          </table:table-cell>
          <table:table-cell office:value-type="float" office:value="2">
            <text:p>2,0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Top/Bottom Plates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op is shown with exterior face up. Bottom is shown with interior face up.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8]+[.B21]-0.1" office:value-type="float" office:value="251.5">
            <text:p>251,5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14]-2*10-2*0.1" office:value-type="float" office:value="417.3">
            <text:p>417,30</text:p>
          </table:table-cell>
          <table:table-cell table:number-columns-repeated="4"/>
        </table:table-row>
        <table:table-row table:style-name="ro2">
          <table:table-cell office:value-type="string">
            <text:p><text:span text:style-name="T1">Cavity side (Top)</text:span>, x (+/1) REVERSE SIDE! (Housing profile 2)</text:p>
          </table:table-cell>
          <table:table-cell table:formula="of:=[.B30]/2-8+[.B34]/2" office:value-type="float" office:value="204.9">
            <text:p>204,90</text:p>
          </table:table-cell>
          <table:table-cell table:number-columns-repeated="4"/>
        </table:table-row>
        <table:table-row table:style-name="ro2">
          <table:table-cell office:value-type="string">
            <text:p>Cavity side, y </text:p>
          </table:table-cell>
          <table:table-cell table:formula="of:=0"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 side, height</text:p>
          </table:table-cell>
          <table:table-cell table:formula="of:=[.B29]+3" office:value-type="float" office:value="254.5">
            <text:p>254,50</text:p>
          </table:table-cell>
          <table:table-cell table:number-columns-repeated="4"/>
        </table:table-row>
        <table:table-row table:style-name="ro2">
          <table:table-cell office:value-type="string">
            <text:p>Cavity side, width</text:p>
          </table:table-cell>
          <table:table-cell office:value-type="float" office:value="8.5">
            <text:p>8,5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2" office:value-type="float" office:value="0.5">
            <text:p>0,50</text:p>
          </table:table-cell>
          <table:table-cell table:number-columns-repeated="4"/>
        </table:table-row>
        <table:table-row table:style-name="ro2">
          <table:table-cell office:value-type="string">
            <text:p>Screw holes, side, X (Housing profiles 2)</text:p>
          </table:table-cell>
          <table:table-cell table:formula="of:=[.B14]/2-14" office:value-type="float" office:value="204.75">
            <text:p>204,75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<text:span text:style-name="T1">Cavity side (Bottom)</text:span>, x (+/1) </text:p>
          </table:table-cell>
          <table:table-cell table:style-name="ce9" table:formula="of:=[.B30]/2-6+[.B41]/2" office:value-type="float" office:value="205.9">
            <text:p>205,90</text:p>
          </table:table-cell>
          <table:table-cell table:number-columns-repeated="4"/>
        </table:table-row>
        <table:table-row table:style-name="ro2">
          <table:table-cell office:value-type="string">
            <text:p>Cavity side, y (both top and bottom)</text:p>
          </table:table-cell>
          <table:table-cell office:value-type="float" office:value="0">
            <text:p>0,00</text:p>
          </table:table-cell>
          <table:table-cell table:number-columns-repeated="4"/>
        </table:table-row>
        <table:table-row table:style-name="ro2">
          <table:table-cell office:value-type="string">
            <text:p>Cavity side, height</text:p>
          </table:table-cell>
          <table:table-cell table:formula="of:=[.B33]" office:value-type="float" office:value="254.5">
            <text:p>254,50</text:p>
          </table:table-cell>
          <table:table-cell table:number-columns-repeated="4"/>
        </table:table-row>
        <table:table-row table:style-name="ro2">
          <table:table-cell office:value-type="string">
            <text:p>Cavity side, width</text:p>
          </table:table-cell>
          <table:table-cell table:formula="of:=6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>
            <text:p><text:span text:style-name="T1">Cavity bottom</text:span>, x (the cavity for interfacing with the front)</text:p>
          </table:table-cell>
          <table:table-cell table:style-name="Default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avity bottom, bottom (front), y</text:p>
          </table:table-cell>
          <table:table-cell table:style-name="ce9" table:formula="of:=-([.B29]/2-[.B21]+[.B46]/2)" office:value-type="float" office:value="-125.65">
            <text:p>-125,65</text:p>
          </table:table-cell>
          <table:table-cell table:number-columns-repeated="4"/>
        </table:table-row>
        <table:table-row table:style-name="ro2">
          <table:table-cell office:value-type="string">
            <text:p>Cavity bottom, bottom (front) height</text:p>
          </table:table-cell>
          <table:table-cell table:style-name="ce9" table:formula="of:=IF([.B21]+1&lt;3;3;[.B21]+1)" office:value-type="float" office:value="3">
            <text:p>3,00</text:p>
          </table:table-cell>
          <table:table-cell table:number-columns-repeated="4"/>
        </table:table-row>
        <table:table-row table:style-name="ro2">
          <table:table-cell office:value-type="string">
            <text:p>Cavity bottom, width</text:p>
          </table:table-cell>
          <table:table-cell table:formula="of:=[.B30]+3" office:value-type="float" office:value="420.3">
            <text:p>420,3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[.B19]+0.1" office:value-type="float" office:value="1">
            <text:p>1,0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Origo dY from center on outer backside:</text:p>
          </table:table-cell>
          <table:table-cell table:formula="of:=[.B29]/2+[.F7]" office:value-type="float" office:value="128.25">
            <text:p>128,25</text:p>
          </table:table-cell>
          <table:table-cell table:number-columns-repeated="4"/>
        </table:table-row>
        <table:table-row table:style-name="ro2">
          <table:table-cell office:value-type="string">
            <text:p>Screw holes, Y (back) (For brackets)</text:p>
          </table:table-cell>
          <table:table-cell table:formula="of:=[.B29]/2-6.5" office:value-type="float" office:value="119.25">
            <text:p>119,25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2 Sides (Housing profile 1)</text:p>
          </table:table-cell>
          <table:table-cell table:number-columns-repeated="5"/>
        </table:table-row>
        <table:table-row table:style-name="ro2">
          <table:table-cell office:value-type="string">
            <text:p>Height</text:p>
          </table:table-cell>
          <table:table-cell table:formula="of:=[.B7]-2*10-2*0.1" office:value-type="float" office:value="112.3">
            <text:p>112,30</text:p>
          </table:table-cell>
          <table:table-cell table:number-columns-repeated="4"/>
        </table:table-row>
        <table:table-row table:style-name="ro2">
          <table:table-cell office:value-type="string">
            <text:p>Width</text:p>
          </table:table-cell>
          <table:table-cell table:formula="of:=[.B8]" office:value-type="float" office:value="250">
            <text:p>250,00</text:p>
          </table:table-cell>
          <table:table-cell table:number-columns-repeated="4"/>
        </table:table-row>
        <table:table-row table:style-name="ro2">
          <table:table-cell table:style-name="ce5" office:value-type="string">
            <text:p><text:span text:style-name="T1">Cavity top/bottom</text:span>, x</text:p>
          </table:table-cell>
          <table:table-cell table:style-name="Default" table:formula="of:=0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Cavity, y</text:p>
          </table:table-cell>
          <table:table-cell table:formula="of:=[.B55]/2-6+[.B59]/2" office:value-type="float" office:value="53.4">
            <text:p>53,40</text:p>
          </table:table-cell>
          <table:table-cell table:number-columns-repeated="4"/>
        </table:table-row>
        <table:table-row table:style-name="ro2">
          <table:table-cell office:value-type="string">
            <text:p>Cavity, height</text:p>
          </table:table-cell>
          <table:table-cell table:formula="of:=6.5" office:value-type="float" office:value="6.5">
            <text:p>6,50</text:p>
          </table:table-cell>
          <table:table-cell table:number-columns-repeated="4"/>
        </table:table-row>
        <table:table-row table:style-name="ro2">
          <table:table-cell office:value-type="string">
            <text:p>Cavity, width</text:p>
          </table:table-cell>
          <table:table-cell table:formula="of:=[.B56]+3" office:value-type="float" office:value="253">
            <text:p>253,00</text:p>
          </table:table-cell>
          <table:table-cell table:number-columns-repeated="4"/>
        </table:table-row>
        <table:table-row table:style-name="ro2">
          <table:table-cell office:value-type="string">
            <text:p>Cavity depth</text:p>
          </table:table-cell>
          <table:table-cell table:formula="of:=[.F6]-1.5" office:value-type="float" office:value="1">
            <text:p>1,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3" office:value-type="string">
            <text:p>Accessories</text:p>
          </table:table-cell>
          <table:table-cell table:number-columns-repeated="5"/>
        </table:table-row>
        <table:table-row table:style-name="ro2">
          <table:table-cell office:value-type="string">
            <text:p>Housing profile 1, 2 pcs., length</text:p>
          </table:table-cell>
          <table:table-cell table:formula="of:=[.B8]" office:value-type="float" office:value="250">
            <text:p>250,00</text:p>
          </table:table-cell>
          <table:table-cell table:number-columns-repeated="4"/>
        </table:table-row>
        <table:table-row table:style-name="ro2">
          <table:table-cell office:value-type="string">
            <text:p>Housing profile 2, 2 pcs., length</text:p>
          </table:table-cell>
          <table:table-cell table:formula="of:=[.B8]" office:value-type="float" office:value="250">
            <text:p>250,00</text:p>
          </table:table-cell>
          <table:table-cell table:number-columns-repeated="4"/>
        </table:table-row>
        <table:table-row table:style-name="ro2">
          <table:table-cell office:value-type="string">
            <text:p>Nuts + bolts for housing profile 2, 6</text:p>
          </table:table-cell>
          <table:table-cell table:number-columns-repeated="5"/>
        </table:table-row>
        <table:table-row table:style-name="ro2">
          <table:table-cell office:value-type="string">
            <text:p>Housing Brackets for back, 6 pcs</text:p>
          </table:table-cell>
          <table:table-cell table:number-columns-repeated="5"/>
        </table:table-row>
        <table:table-row table:style-name="ro2">
          <table:table-cell office:value-type="string">
            <text:p>Bolts and bushes as required</text:p>
          </table:table-cell>
          <table:table-cell table:number-columns-repeated="5"/>
        </table:table-row>
        <table:table-row table:style-name="ro2">
          <table:table-cell office:value-type="string">
            <text:p>Assembly kit</text:p>
          </table:table-cell>
          <table:table-cell table:number-columns-repeated="5"/>
        </table:table-row>
        <table:table-row table:style-name="ro2" table:number-rows-repeated="104850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3-10-2012</text:date>, <text:time>12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2T15:13:49</meta:creation-date>
    <dc:date>2012-10-03T12:30:21</dc:date>
    <meta:editing-duration>PT47H31M01S</meta:editing-duration>
    <meta:editing-cycles>26</meta:editing-cycles>
    <meta:generator>NeoOffice/3.2.1$Unix OpenOffice.org_project/Patch 4</meta:generator>
    <meta:document-statistic meta:table-count="3" meta:cell-count="111" meta:object-count="0"/>
  </office:meta>
</office:document-meta>
</file>